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0edbfb" officeooo:paragraph-rsid="000edbfb" style:font-size-asian="12pt" style:font-weight-asian="normal" style:font-size-complex="12pt" style:font-weight-complex="normal"/>
    </style:style>
    <style:style style:name="T1" style:family="text">
      <style:text-properties officeooo:rsid="000edbf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dbf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67 </text:span><text:span text:style-name="T3">– </text:span><text:span text:style-name="T2">EDITOR DE TEXTOS VI 08 – COPIAR, RECORTAR E COLAR CARACTERES, PALAVRAS E LINHAS </text:span></text:h>
      <text:p text:style-name="P2">*** <text:span text:style-name="T1">ALGUNS COMANDOS </text:span>***</text:p>
      <text:p text:style-name="P2"/>
      <text:p text:style-name="P3">yn<text:tab/><text:tab/>Copiar (“yank”) a linha atual e mais n linhas abaixo</text:p>
      <text:p text:style-name="P3">yX<text:tab/><text:tab/>Copia o número de caracteres definidos pelo comando de movimento X. Ex.: yw copia uma palavra inteira</text:p>
      <text:p text:style-name="P3">yy ou Y<text:tab/>Copia a linha atual inteira</text:p>
      <text:p text:style-name="P3">p<text:tab/><text:tab/>Cola após a posição atual do cursor</text:p>
      <text:p text:style-name="P3">P<text:tab/><text:tab/>Cola antes da posição atual do cursor</text:p>
      <text:p text:style-name="P3">dd<text:tab/><text:tab/>Recorta a linha atual inteira</text:p>
      <text:p text:style-name="P3">dw<text:tab/><text:tab/>Recorta a palavra atual a partir de onde está o cursor</text:p>
      <text:p text:style-name="P3">3dd<text:tab/><text:tab/>Recorta 3 linhas a partir da linha atual</text:p>
      <text:p text:style-name="P3">D<text:tab/><text:tab/>Recorta da posição atual do cursor até o final da linha</text:p>
      <text:p text:style-name="P3">cc<text:tab/><text:tab/>Corta a linha atual inteira e entra no modo insert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20:00:00.969473563</meta:creation-date>
    <dc:date>2020-05-03T20:12:51.551327211</dc:date>
    <meta:editing-duration>P0D</meta:editing-duration>
    <meta:editing-cycles>1</meta:editing-cycles>
    <meta:generator>LibreOffice/6.3.5.2$Linux_X86_64 LibreOffice_project/30$Build-2</meta:generator>
    <meta:document-statistic meta:table-count="0" meta:image-count="0" meta:object-count="0" meta:page-count="1" meta:paragraph-count="12" meta:word-count="121" meta:character-count="630" meta:non-whitespace-character-count="509"/>
  </office:meta>
</office:document-meta>
</file>